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redFieldsWriter.ab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dFieldsWriter.StoredFieldsWriter( DocumentsWriter doc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FieldsWriter.fill( int do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Doc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FieldsWriter.getPer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redFieldsWriter.addThread( DocFieldProcessorPerThread docFieldProcessor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FieldsWriter.free( PerDoc per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Doc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dFieldsWriter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FieldsWriter.initFields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oredFieldsWriter.closeDocStore( SegmentWrite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oredFieldsWriter.flush( Map threadsAndFields , SegmentWrit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redFieldsWriter.finishDocument( PerDoc per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Doc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Do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